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74cm" fo:margin-left="-1.517cm" fo:margin-right="-0.212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1.419cm" style:rel-column-width="39651*"/>
    </style:style>
    <style:style style:name="Table1.B" style:family="table-column">
      <style:table-column-properties style:column-width="7.454cm" style:rel-column-width="2588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339cm" fo:margin-left="1.434cm" fo:margin-right="0.907cm" table:align="margins"/>
    </style:style>
    <style:style style:name="Tableau1.A" style:family="table-column">
      <style:table-column-properties style:column-width="9.945cm" style:rel-column-width="5638*"/>
    </style:style>
    <style:style style:name="Tableau1.B" style:family="table-column">
      <style:table-column-properties style:column-width="6.394cm" style:rel-column-width="3625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0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2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13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" fo:font-size="11pt" style:font-name-asian="Gill Sans MT_CCJU1" style:font-size-asian="11pt" style:font-name-complex="Gill Sans MT_CCJU1" style:font-size-complex="11pt"/>
    </style:style>
    <style:style style:name="P14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" fo:font-size="10pt" style:font-name-asian="Gill Sans MT_CCJU1" style:font-size-asian="10pt" style:font-name-complex="Gill Sans MT_CCJU1" style:font-size-complex="10pt"/>
    </style:style>
    <style:style style:name="P15" style:family="paragraph" style:parent-style-name="Text_20_body">
      <style:paragraph-properties fo:margin-left="0cm" fo:margin-right="-0.002cm" fo:margin-top="0cm" fo:margin-bottom="0cm" fo:text-indent="0cm" style:auto-text-indent="false"/>
      <style:text-properties style:font-name="Gill Sans MT_CCJU" fo:font-size="11pt" style:font-name-asian="Gill Sans MT_CCJU1" style:font-size-asian="11pt" style:font-name-complex="Gill Sans MT_CCJU1" style:font-size-complex="11pt"/>
    </style:style>
    <style:style style:name="P16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-0.06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" fo:font-size="10pt" style:font-name-asian="Gill Sans MT_CCJU1" style:font-size-asian="10pt" style:font-name-complex="Gill Sans MT_CCJU1" style:font-size-complex="10pt"/>
    </style:style>
    <style:style style:name="P18" style:family="paragraph" style:parent-style-name="Text_20_body">
      <style:paragraph-properties fo:margin-left="-0.134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" fo:font-size="11pt" style:font-name-asian="Gill Sans MT_CCJU1" style:font-size-asian="11pt" style:font-name-complex="Gill Sans MT_CCJU1" style:font-size-complex="11pt"/>
    </style:style>
    <style:style style:name="P19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" fo:font-size="8pt" style:font-size-asian="8pt" style:font-size-complex="8pt"/>
    </style:style>
    <style:style style:name="T2" style:family="text">
      <style:text-properties style:font-name="Gill Sans MT_CCJU" fo:font-size="8pt" style:font-name-asian="Gill Sans MT_CCJU" style:font-size-asian="8pt" style:font-name-complex="Gill Sans MT_CCJU" style:font-size-complex="8pt"/>
    </style:style>
    <style:style style:name="T3" style:family="text">
      <style:text-properties style:font-name-asian="Gill Sans MT_CCJU" style:font-name-complex="Gill Sans MT_CCJU"/>
    </style:style>
    <style:style style:name="T4" style:family="text">
      <style:text-properties fo:color="#000000" style:font-name="Gill Sans MT_CCJU" fo:font-size="8pt" style:font-name-asian="Gill Sans MT_CCJU" style:font-size-asian="8pt" style:font-name-complex="Gill Sans MT_CCJU" style:font-size-complex="8pt"/>
    </style:style>
    <style:style style:name="T5" style:family="text">
      <style:text-properties fo:color="#000000" style:font-name="Gill Sans MT_CCJU" fo:font-size="8pt" style:text-underline-style="none" style:font-size-asian="8pt" style:font-size-complex="8pt"/>
    </style:style>
    <style:style style:name="T6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1.58cm" svg:y="0cm" svg:width="5.258cm" svg:height="6.096cm" draw:z-index="0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6"><draw:frame text:anchor-type="paragraph" draw:z-index="1" draw:style-name="gr1" draw:text-style-name="P19" svg:width="3.07cm" svg:height="0.401cm" draw:transform="rotate (1.5707963267946) translate (7.48065277777778cm 3.30905555555556cm)"><draw:text-box><text:p><text:span text:style-name="T6">www.caisseavsjura.ch</text:span></text:p></draw:text-box></draw:frame></text:p>
            <text:p text:style-name="P16"/>
            <text:p text:style-name="P10"/>
            <text:p text:style-name="P9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2">%=ADRESSE=%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3"/>
                </table:table-cell>
                <table:table-cell table:style-name="Tableau1.A1" office:value-type="string">
                  <text:p text:style-name="P14"/>
                  <text:p text:style-name="P17"/>
                  <text:p text:style-name="P18">%=DATE_ET_LIEU=%</text:p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4-29T21:00:53.90</dc:date>
    <meta:editing-cycles>122</meta:editing-cycles>
    <meta:editing-duration>PT4H14M39S</meta:editing-duration>
    <dc:creator>Sébastien Chèvre</dc:creator>
    <meta:document-statistic meta:table-count="2" meta:image-count="1" meta:object-count="0" meta:page-count="1" meta:paragraph-count="8" meta:word-count="54" meta:character-count="280"/>
    <meta:user-defined meta:name="Info 1"/>
    <meta:user-defined meta:name="Info 2"/>
    <meta:user-defined meta:name="Info 3"/>
    <meta:user-defined meta:name="Info 4"/>
  </office:meta>
</office:document-meta>
</file>